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2000001479E559B11C568F30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4cm" fo:min-width="0.49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5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2.746cm" fo:min-width="2.396cm" fo:padding-top="0.177cm" fo:padding-bottom="0.177cm" fo:padding-left="0.302cm" fo:padding-right="0.302cm"/>
    </style:style>
    <style:style style:name="gr7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44cm" fo:min-width="0.167cm"/>
    </style:style>
    <style:style style:name="gr8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2cm" fo:min-width="0cm"/>
    </style:style>
    <style:style style:name="gr9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1cm" fo:min-width="0cm"/>
    </style:style>
    <style:style style:name="gr10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.95cm"/>
    </style:style>
    <style:style style:name="gr1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gradient" draw:fill-gradient-name="London_20_Mist" draw:gradient-step-count="0" draw:textarea-horizontal-align="justify" draw:textarea-vertical-align="middle" draw:auto-grow-height="false" fo:min-height="0.122cm" fo:min-width="0.739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2" style:family="graphic" style:parent-style-name="standard">
      <style:graphic-properties svg:stroke-width="0.106cm" svg:stroke-color="#fa6c3a" draw:marker-start-width="0.358cm" draw:marker-end-width="0.358cm" draw:fill="none" draw:textarea-horizontal-align="justify" draw:textarea-vertical-align="middle" draw:auto-grow-height="false" fo:min-height="1.246cm" fo:min-width="2.396cm" fo:padding-top="0.177cm" fo:padding-bottom="0.177cm" fo:padding-left="0.302cm" fo:padding-right="0.302cm"/>
    </style:style>
    <style:style style:name="gr23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2.153cm" fo:min-width="2.156cm"/>
    </style:style>
    <style:style style:name="gr26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1.399cm" fo:min-width="1.2cm"/>
    </style:style>
    <style:style style:name="gr27" style:family="graphic" style:parent-style-name="standard">
      <style:graphic-properties svg:stroke-width="0.081cm" svg:stroke-color="#666666" draw:marker-start-width="0.321cm" draw:marker-end-width="0.321cm" draw:fill="solid" draw:fill-color="#519ff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666666" draw:marker-start-width="0.321cm" draw:marker-end-width="0.321cm" draw:fill="solid" draw:fill-color="#519ff2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9cm" fo:min-width="4.046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6cm" fo:min-width="0cm" fo:padding-top="0.165cm" fo:padding-bottom="0.165cm" fo:padding-left="0.29cm" fo:padding-right="0.29cm"/>
    </style:style>
    <style:style style:name="gr31" style:family="graphic" style:parent-style-name="standard">
      <style:graphic-properties svg:stroke-color="#020202" draw:fill="solid" draw:fill-color="#000000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81cm" svg:stroke-color="#020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="solid" draw:fill-color="#020202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59cm" fo:min-width="3.998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5cm" fo:min-width="0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32cm" fo:min-width="4.066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.376cm" fo:min-width="3.99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2020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London_20_Mist" draw:gradient-step-count="0"/>
      <style:paragraph-properties fo:text-align="center"/>
    </style:style>
    <style:style style:name="P9" style:family="paragraph">
      <style:text-properties fo:font-size="24pt" fo:font-weight="bold"/>
    </style:style>
    <style:style style:name="P10" style:family="paragraph">
      <loext:graphic-properties draw:fill="none" draw:fill-color="#ffffff"/>
      <style:text-properties fo:font-size="24pt" fo:font-weight="bold"/>
    </style:style>
    <style:style style:name="P11" style:family="paragraph">
      <style:text-properties fo:color="#808080" fo:font-weight="bold"/>
    </style:style>
    <style:style style:name="P12" style:family="paragraph">
      <loext:graphic-properties draw:fill="none" draw:fill-color="#ffffff"/>
      <style:text-properties fo:color="#808080" fo:font-weight="bold"/>
    </style:style>
    <style:style style:name="P13" style:family="paragraph">
      <style:text-properties fo:color="#666666" fo:font-weight="bold"/>
    </style:style>
    <style:style style:name="P14" style:family="paragraph">
      <loext:graphic-properties draw:fill="none" draw:fill-color="#ffffff"/>
      <style:text-properties fo:color="#666666" fo:font-weight="bold"/>
    </style:style>
    <style:style style:name="P15" style:family="paragraph">
      <style:text-properties fo:color="#fa6c3a" fo:font-weight="bold"/>
    </style:style>
    <style:style style:name="P16" style:family="paragraph">
      <loext:graphic-properties draw:fill="none" draw:fill-color="#ffffff"/>
      <style:text-properties fo:color="#fa6c3a" fo:font-weight="bold"/>
    </style:style>
    <style:style style:name="P17" style:family="paragraph">
      <loext:graphic-properties draw:fill="solid" draw:fill-color="#519ff2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xml:id="id1" draw:id="id1" draw:layer="layout" svg:width="1.144cm" svg:height="0.713cm" svg:x="18cm" svg:y="3.81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1.143cm" svg:height="0.712cm" svg:x="19.582cm" svg:y="3.8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1.143cm" svg:height="0.713cm" svg:x="22.139cm" svg:y="2.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1.143cm" svg:height="0.713cm" svg:x="21.938cm" svg:y="4.1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5" draw:id="id5" draw:layer="layout" svg:width="1.143cm" svg:height="0.713cm" svg:x="24.057cm" svg:y="4.1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1" draw:start-glue-point="1" draw:end-shape="id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" draw:start-glue-point="1" draw:end-shape="id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" draw:start-glue-point="1" draw:end-shape="id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4" draw:start-glue-point="1" draw:end-shape="id5" draw:end-glue-point="3" svg:d="M23081 4531h976" svg:viewBox="0 0 977 1">
            <text:p/>
          </draw:connector>
        </draw:g>
        <draw:g>
          <draw:custom-shape draw:style-name="gr1" draw:text-style-name="P1" xml:id="id6" draw:id="id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7" draw:id="id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8" draw:id="id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9" draw:id="id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0" draw:id="id1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6" draw:start-glue-point="1" draw:end-shape="id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7" draw:start-glue-point="1" draw:end-shape="id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7" draw:start-glue-point="1" draw:end-shape="id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9" draw:start-glue-point="1" draw:end-shape="id10" draw:end-glue-point="3" svg:d="M23081 7831h976" svg:viewBox="0 0 977 1">
            <text:p/>
          </draw:connector>
        </draw:g>
        <draw:g>
          <draw:custom-shape draw:style-name="gr1" draw:text-style-name="P1" xml:id="id11" draw:id="id1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12" draw:id="id1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3" draw:id="id1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4" draw:id="id1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5" draw:id="id1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11" draw:start-glue-point="1" draw:end-shape="id1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12" draw:start-glue-point="1" draw:end-shape="id1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12" draw:start-glue-point="1" draw:end-shape="id1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14" draw:start-glue-point="1" draw:end-shape="id15" draw:end-glue-point="3" svg:d="M23081 11331h976" svg:viewBox="0 0 977 1">
            <text:p/>
          </draw:connector>
        </draw:g>
        <draw:g>
          <draw:custom-shape draw:style-name="gr6" draw:text-style-name="P1" xml:id="id20" draw:id="id20" draw:layer="layout" svg:width="3cm" svg:height="3.1cm" svg:x="11.4cm" svg:y="5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6" draw:id="id16" draw:layer="layout" svg:width="0.943cm" svg:height="0.974cm" svg:x="11.571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7" draw:id="id17" draw:layer="layout" svg:width="0.343cm" svg:height="0.354cm" svg:x="13.5cm" svg:y="6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8" draw:id="id18" draw:layer="layout" svg:width="0.343cm" svg:height="0.354cm" svg:x="13.501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9" draw:id="id19" draw:layer="layout" svg:width="0.343cm" svg:height="0.355cm" svg:x="13.501cm" svg:y="8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2" draw:layer="layout" draw:type="line" svg:x1="12.376cm" svg:y1="7.005cm" svg:x2="13.5cm" svg:y2="6.376cm" draw:start-shape="id16" draw:start-glue-point="11" draw:end-shape="id17" draw:end-glue-point="6" svg:d="M12376 7005l1124-629" svg:viewBox="0 0 1125 630">
            <text:p/>
          </draw:connector>
          <draw:connector draw:style-name="gr10" draw:text-style-name="P2" draw:layer="layout" draw:type="line" svg:x1="12.514cm" svg:y1="7.35cm" svg:x2="13.501cm" svg:y2="7.351cm" draw:start-shape="id16" draw:end-shape="id18" draw:end-glue-point="6" svg:d="M12514 7350l987 1" svg:viewBox="0 0 988 2">
            <text:p/>
          </draw:connector>
          <draw:connector draw:style-name="gr11" draw:text-style-name="P2" draw:layer="layout" draw:type="line" svg:x1="12.376cm" svg:y1="7.695cm" svg:x2="13.501cm" svg:y2="8.37cm" draw:start-shape="id16" draw:start-glue-point="9" draw:end-shape="id19" draw:end-glue-point="6" svg:d="M12376 7695l1125 675" svg:viewBox="0 0 1126 676">
            <text:p/>
          </draw:connector>
        </draw:g>
        <draw:frame draw:style-name="gr12" draw:text-style-name="P4" draw:layer="layout" svg:width="4.6cm" svg:height="1.2cm" svg:x="10.6cm" svg:y="9.2cm">
          <draw:text-box>
            <text:p>LoadBalancer</text:p>
          </draw:text-box>
        </draw:frame>
        <draw:frame draw:style-name="gr12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g>
          <draw:connector draw:style-name="gr11" draw:text-style-name="P2" draw:layer="layout" draw:type="line" svg:x1="4.064cm" svg:y1="7.37cm" svg:x2="8.757cm" svg:y2="7.402cm" svg:d="M4064 7370l4693 32" svg:viewBox="0 0 4694 33">
            <text:p/>
          </draw:connector>
          <draw:frame draw:style-name="gr12" draw:text-style-name="P6" draw:layer="layout" svg:width="4.6cm" svg:height="1.673cm" svg:x="3.8cm" svg:y="8.8cm">
            <draw:text-box>
              <text:p text:style-name="P5">Ingress</text:p>
              <text:p text:style-name="P5">Traffic</text:p>
            </draw:text-box>
          </draw:frame>
        </draw:g>
        <draw:connector draw:style-name="gr13" draw:text-style-name="P2" draw:layer="layout" draw:type="line" svg:x1="14.4cm" svg:y1="7.35cm" svg:x2="17.135cm" svg:y2="4.693cm" draw:start-shape="id20" draw:start-glue-point="1" svg:d="M14400 7350l2735-2657" svg:viewBox="0 0 2736 2658">
          <text:p/>
        </draw:connector>
        <draw:connector draw:style-name="gr13" draw:text-style-name="P2" draw:layer="layout" draw:type="line" svg:x1="14.4cm" svg:y1="7.35cm" svg:x2="17.104cm" svg:y2="7.402cm" draw:start-shape="id20" draw:start-glue-point="1" svg:d="M14400 7350l2704 52" svg:viewBox="0 0 2705 53">
          <text:p/>
        </draw:connector>
        <draw:connector draw:style-name="gr13" draw:text-style-name="P2" draw:layer="layout" draw:type="line" svg:x1="14.4cm" svg:y1="7.35cm" svg:x2="17.167cm" svg:y2="10.709cm" draw:start-shape="id20" draw:start-glue-point="1" svg:d="M14400 7350l2767 3359" svg:viewBox="0 0 2768 3360">
          <text:p/>
        </draw:connector>
        <draw:frame draw:style-name="gr12" draw:text-style-name="P6" draw:layer="layout" svg:width="4.6cm" svg:height="1.2cm" svg:x="14.2cm" svg:y="12.9cm">
          <draw:text-box>
            <text:p text:style-name="P5">Push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" draw:text-style-name="P1" xml:id="id21" draw:id="id21" draw:layer="layout" svg:width="1.144cm" svg:height="0.713cm" svg:x="18cm" svg:y="3.81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2" draw:id="id22" draw:layer="layout" svg:width="1.143cm" svg:height="0.712cm" svg:x="19.582cm" svg:y="3.8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3" draw:id="id23" draw:layer="layout" svg:width="1.143cm" svg:height="0.713cm" svg:x="22.139cm" svg:y="2.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4" draw:id="id24" draw:layer="layout" svg:width="1.143cm" svg:height="0.713cm" svg:x="21.938cm" svg:y="4.1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5" draw:id="id25" draw:layer="layout" svg:width="1.143cm" svg:height="0.713cm" svg:x="24.057cm" svg:y="4.1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21" draw:start-glue-point="1" draw:end-shape="id2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2" draw:start-glue-point="1" draw:end-shape="id2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2" draw:start-glue-point="1" draw:end-shape="id2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24" draw:start-glue-point="1" draw:end-shape="id25" draw:end-glue-point="3" svg:d="M23081 4531h976" svg:viewBox="0 0 977 1">
            <text:p/>
          </draw:connector>
        </draw:g>
        <draw:g>
          <draw:custom-shape draw:style-name="gr1" draw:text-style-name="P1" xml:id="id26" draw:id="id2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7" draw:id="id2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8" draw:id="id2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9" draw:id="id2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0" draw:id="id3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26" draw:start-glue-point="1" draw:end-shape="id2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27" draw:start-glue-point="1" draw:end-shape="id2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27" draw:start-glue-point="1" draw:end-shape="id2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29" draw:start-glue-point="1" draw:end-shape="id30" draw:end-glue-point="3" svg:d="M23081 7831h976" svg:viewBox="0 0 977 1">
            <text:p/>
          </draw:connector>
        </draw:g>
        <draw:g>
          <draw:custom-shape draw:style-name="gr1" draw:text-style-name="P1" xml:id="id31" draw:id="id3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32" draw:id="id3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3" draw:id="id3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4" draw:id="id3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5" draw:id="id3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31" draw:start-glue-point="1" draw:end-shape="id3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32" draw:start-glue-point="1" draw:end-shape="id3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32" draw:start-glue-point="1" draw:end-shape="id3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34" draw:start-glue-point="1" draw:end-shape="id35" draw:end-glue-point="3" svg:d="M23081 11331h976" svg:viewBox="0 0 977 1">
            <text:p/>
          </draw:connector>
        </draw:g>
        <draw:frame draw:style-name="gr12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frame draw:style-name="gr12" draw:text-style-name="P6" draw:layer="layout" svg:width="4.6cm" svg:height="1.2cm" svg:x="10.7cm" svg:y="9.4cm">
          <draw:text-box>
            <text:p text:style-name="P5">Broker</text:p>
          </draw:text-box>
        </draw:frame>
        <draw:g xml:id="id38" draw:id="id38">
          <draw:custom-shape draw:style-name="gr6" draw:text-style-name="P1" draw:layer="layout" svg:width="3cm" svg:height="3.1cm" svg:x="11.5cm" svg:y="5.9cm">
            <text:p/>
            <draw:enhanced-geometry svg:viewBox="0 0 21600 21600" draw:type="rectangle" draw:enhanced-path="M 0 0 L 21600 0 21600 21600 0 21600 0 0 Z N"/>
          </draw:custom-shape>
          <draw:g xml:id="id37" draw:id="id37">
            <draw:custom-shape draw:style-name="gr15" draw:text-style-name="P8" xml:id="id36" draw:id="id36" draw:layer="layout" svg:width="1.319cm" svg:height="0.452cm" svg:x="12.342cm" svg:y="7.1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12.513cm" svg:y1="7.19cm" svg:x2="12.513cm" svg:y2="7.642cm">
              <text:p/>
            </draw:line>
            <draw:line draw:style-name="gr4" draw:text-style-name="P2" draw:layer="layout" svg:x1="12.708cm" svg:y1="7.19cm" svg:x2="12.708cm" svg:y2="7.642cm">
              <text:p/>
            </draw:line>
            <draw:line draw:style-name="gr4" draw:text-style-name="P2" draw:layer="layout" svg:x1="12.904cm" svg:y1="7.19cm" svg:x2="12.904cm" svg:y2="7.642cm">
              <text:p/>
            </draw:line>
            <draw:line draw:style-name="gr4" draw:text-style-name="P2" draw:layer="layout" svg:x1="13.099cm" svg:y1="7.19cm" svg:x2="13.099cm" svg:y2="7.642cm">
              <text:p/>
            </draw:line>
            <draw:line draw:style-name="gr4" draw:text-style-name="P2" draw:layer="layout" svg:x1="13.295cm" svg:y1="7.19cm" svg:x2="13.295cm" svg:y2="7.642cm">
              <text:p/>
            </draw:line>
            <draw:line draw:style-name="gr4" draw:text-style-name="P2" draw:layer="layout" svg:x1="13.49cm" svg:y1="7.19cm" svg:x2="13.49cm" svg:y2="7.642cm">
              <text:p/>
            </draw:line>
          </draw:g>
          <draw:connector draw:style-name="gr11" draw:text-style-name="P2" draw:layer="layout" draw:type="line" svg:x1="11.625cm" svg:y1="6.525cm" svg:x2="12.342cm" svg:y2="7.416cm" draw:end-shape="id36" svg:d="M11625 6525l717 891" svg:viewBox="0 0 718 892">
            <text:p/>
          </draw:connector>
          <draw:connector draw:style-name="gr10" draw:text-style-name="P2" draw:layer="layout" draw:type="line" svg:x1="11.695cm" svg:y1="8.384cm" svg:x2="12.342cm" svg:y2="7.416cm" draw:end-shape="id36" draw:end-glue-point="3" svg:d="M11695 8384l647-968" svg:viewBox="0 0 648 969">
            <text:p/>
          </draw:connector>
          <draw:connector draw:style-name="gr11" draw:text-style-name="P2" draw:layer="layout" draw:type="line" svg:x1="11.604cm" svg:y1="7.419cm" svg:x2="12.342cm" svg:y2="7.416cm" draw:end-shape="id36" draw:end-glue-point="3" svg:d="M11604 7419l738-3" svg:viewBox="0 0 739 4">
            <text:p/>
          </draw:connector>
          <draw:connector draw:style-name="gr11" draw:text-style-name="P2" draw:layer="layout" draw:type="line" svg:x1="14.378cm" svg:y1="6.606cm" svg:x2="13.661cm" svg:y2="7.416cm" draw:end-shape="id37" draw:end-glue-point="1" svg:d="M14378 6606l-717 810" svg:viewBox="0 0 718 811">
            <text:p/>
          </draw:connector>
          <draw:connector draw:style-name="gr11" draw:text-style-name="P2" draw:layer="layout" draw:type="line" svg:x1="14.368cm" svg:y1="7.419cm" svg:x2="13.661cm" svg:y2="7.416cm" draw:end-shape="id37" draw:end-glue-point="1" svg:d="M14368 7419l-707-3" svg:viewBox="0 0 708 4">
            <text:p/>
          </draw:connector>
          <draw:connector draw:style-name="gr11" draw:text-style-name="P2" draw:layer="layout" draw:type="line" svg:x1="14.378cm" svg:y1="8.364cm" svg:x2="13.661cm" svg:y2="7.416cm" draw:end-shape="id37" draw:end-glue-point="1" svg:d="M14378 8364l-717-948" svg:viewBox="0 0 718 949">
            <text:p/>
          </draw:connector>
        </draw:g>
        <draw:connector draw:style-name="gr13" draw:text-style-name="P2" draw:layer="layout" draw:type="line" svg:x1="17.23cm" svg:y1="4.441cm" svg:x2="14.5cm" svg:y2="7.45cm" draw:end-shape="id38" draw:end-glue-point="1" svg:d="M17230 4441l-2730 3009" svg:viewBox="0 0 2731 3010">
          <text:p/>
        </draw:connector>
        <draw:connector draw:style-name="gr13" draw:text-style-name="P2" draw:layer="layout" draw:type="line" svg:x1="17.23cm" svg:y1="7.433cm" svg:x2="14.5cm" svg:y2="7.45cm" draw:end-shape="id38" draw:end-glue-point="1" svg:d="M17230 7433l-2730 17" svg:viewBox="0 0 2731 18">
          <text:p/>
        </draw:connector>
        <draw:connector draw:style-name="gr13" draw:text-style-name="P2" draw:layer="layout" draw:type="line" svg:x1="17.261cm" svg:y1="10.898cm" svg:x2="14.5cm" svg:y2="7.45cm" draw:end-shape="id38" draw:end-glue-point="1" svg:d="M17261 10898l-2761-3448" svg:viewBox="0 0 2762 3449">
          <text:p/>
        </draw:connector>
        <draw:frame draw:style-name="gr12" draw:text-style-name="P6" draw:layer="layout" svg:width="4.6cm" svg:height="1.2cm" svg:x="14.2cm" svg:y="12.9cm">
          <draw:text-box>
            <text:p text:style-name="P5">Pull</text:p>
          </draw:text-box>
        </draw:frame>
        <draw:g>
          <draw:connector draw:style-name="gr11" draw:text-style-name="P2" draw:layer="layout" draw:type="line" svg:x1="4.065cm" svg:y1="7.279cm" svg:x2="8.758cm" svg:y2="7.311cm" svg:d="M4065 7279l4693 32" svg:viewBox="0 0 4694 33">
            <text:p/>
          </draw:connector>
          <draw:frame draw:style-name="gr12" draw:text-style-name="P6" draw:layer="layout" svg:width="4.6cm" svg:height="1.673cm" svg:x="3.801cm" svg:y="8.709cm">
            <draw:text-box>
              <text:p text:style-name="P5">Ingress</text:p>
              <text:p text:style-name="P5">Traffic</text:p>
            </draw:text-box>
          </draw:frame>
        </draw:g>
        <presentation:notes draw:style-name="dp1">
          <draw:page-thumbnail draw:style-name="gr1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6" draw:text-style-name="P1" draw:layer="layout" svg:width="3cm" svg:height="3.1cm" svg:x="8.8cm" svg:y="5.9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2cm" svg:height="1.606cm" svg:x="9.3cm" svg:y="6.6cm">
          <draw:text-box>
            <text:p text:style-name="P9"><text:span text:style-name="T1">ApiFlows</text:span><text:line-break/>API</text:p>
          </draw:text-box>
        </draw:frame>
        <draw:line draw:style-name="gr17" draw:text-style-name="P2" draw:layer="layout" svg:x1="8.8cm" svg:y1="6.6cm" svg:x2="7.5cm" svg:y2="6.6cm">
          <text:p/>
        </draw:line>
        <draw:line draw:style-name="gr17" draw:text-style-name="P2" draw:layer="layout" svg:x1="6.5cm" svg:y1="6.2cm" svg:x2="7.5cm" svg:y2="6.6cm">
          <text:p/>
        </draw:line>
        <draw:line draw:style-name="gr17" draw:text-style-name="P2" draw:layer="layout" svg:x1="4.9cm" svg:y1="6.2cm" svg:x2="6.5cm" svg:y2="6.2cm">
          <text:p/>
        </draw:line>
        <draw:custom-shape draw:style-name="gr18" draw:text-style-name="P1" draw:layer="layout" svg:width="0.6cm" svg:height="0.6cm" svg:x="4.3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8.8cm" svg:y1="7.2cm" svg:x2="7.7cm" svg:y2="7.2cm">
          <text:p/>
        </draw:line>
        <draw:line draw:style-name="gr17" draw:text-style-name="P2" draw:layer="layout" svg:x1="6.1cm" svg:y1="8cm" svg:x2="7.7cm" svg:y2="7.2cm">
          <text:p/>
        </draw:line>
        <draw:line draw:style-name="gr17" draw:text-style-name="P2" draw:layer="layout" svg:x1="4.9cm" svg:y1="8cm" svg:x2="6.1cm" svg:y2="8cm">
          <text:p/>
        </draw:line>
        <draw:custom-shape draw:style-name="gr20" draw:text-style-name="P1" draw:layer="layout" svg:width="0.6cm" svg:height="0.6cm" svg:x="4.3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2.2cm" svg:height="1.2cm" svg:x="1.7cm" svg:y="5.7cm">
          <draw:text-box>
            <text:p text:style-name="P11">REST</text:p>
          </draw:text-box>
        </draw:frame>
        <draw:frame draw:style-name="gr21" draw:text-style-name="P14" draw:layer="layout" svg:width="1.599cm" svg:height="1.2cm" svg:x="2.101cm" svg:y="7.5cm">
          <draw:text-box>
            <text:p text:style-name="P13">CLI</text:p>
          </draw:text-box>
        </draw:frame>
        <draw:line draw:style-name="gr17" draw:text-style-name="P2" draw:layer="layout" svg:x1="11.8cm" svg:y1="6.8cm" svg:x2="12.9cm" svg:y2="6.8cm">
          <text:p/>
        </draw:line>
        <draw:line draw:style-name="gr17" draw:text-style-name="P2" draw:layer="layout" svg:x1="13.7cm" svg:y1="7.4cm" svg:x2="12.9cm" svg:y2="6.8cm">
          <text:p/>
        </draw:line>
        <draw:line draw:style-name="gr17" draw:text-style-name="P2" draw:layer="layout" svg:x1="14.5cm" svg:y1="7.4cm" svg:x2="13.7cm" svg:y2="7.4cm">
          <text:p/>
        </draw:line>
        <draw:custom-shape draw:style-name="gr20" draw:text-style-name="P1" draw:layer="layout" svg:width="0.6cm" svg:height="0.6cm" svg:x="14.502cm" svg:y="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cm" svg:height="1.6cm" svg:x="15.1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2.2cm" svg:height="1.2cm" svg:x="15.6cm" svg:y="6.9cm">
          <draw:text-box>
            <text:p text:style-name="P15">flow</text:p>
          </draw:text-box>
        </draw:frame>
        <draw:line draw:style-name="gr23" draw:text-style-name="P2" draw:layer="layout" svg:x1="11.8cm" svg:y1="6.4cm" svg:x2="13.2cm" svg:y2="6.4cm">
          <text:p/>
        </draw:line>
        <draw:line draw:style-name="gr23" draw:text-style-name="P2" draw:layer="layout" svg:x1="14.2cm" svg:y1="5.8cm" svg:x2="13.2cm" svg:y2="6.4cm">
          <text:p/>
        </draw:line>
        <draw:line draw:style-name="gr23" draw:text-style-name="P2" draw:layer="layout" svg:x1="15.6cm" svg:y1="5.8cm" svg:x2="14.2cm" svg:y2="5.8cm">
          <text:p/>
        </draw:line>
        <draw:custom-shape draw:style-name="gr24" draw:text-style-name="P1" draw:layer="layout" svg:width="0.6cm" svg:height="0.6cm" svg:x="15.6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11.8cm" svg:y1="8.4cm" svg:x2="13.4cm" svg:y2="8.4cm">
          <text:p/>
        </draw:line>
        <draw:line draw:style-name="gr23" draw:text-style-name="P2" draw:layer="layout" svg:x1="14cm" svg:y1="9cm" svg:x2="13.4cm" svg:y2="8.4cm">
          <text:p/>
        </draw:line>
        <draw:line draw:style-name="gr23" draw:text-style-name="P2" draw:layer="layout" svg:x1="15cm" svg:y1="9cm" svg:x2="14cm" svg:y2="9cm">
          <text:p/>
        </draw:line>
        <draw:custom-shape draw:style-name="gr24" draw:text-style-name="P1" draw:layer="layout" svg:width="0.6cm" svg:height="0.6cm" svg:x="15.103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3.754cm" svg:height="3.397cm" svg:x="19.4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2.402cm" svg:height="2.331cm" svg:x="20.702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3.754cm" svg:height="3.397cm" svg:x="21.803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3.754cm" svg:height="3.397cm" svg:x="23.205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3.754cm" svg:height="3.397cm" svg:x="21.31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7" xml:id="id39" draw:id="id39" draw:layer="layout" svg:width="0.214cm" svg:height="0.104cm" svg:x="23.086cm" svg:y="5.8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0" draw:id="id40" draw:layer="layout" svg:width="0.216cm" svg:height="0.104cm" svg:x="23.383cm" svg:y="5.8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1" draw:id="id41" draw:layer="layout" svg:width="0.215cm" svg:height="0.104cm" svg:x="23.864cm" svg:y="5.7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2" draw:id="id42" draw:layer="layout" svg:width="0.214cm" svg:height="0.104cm" svg:x="23.826cm" svg:y="5.9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3" draw:id="id43" draw:layer="layout" svg:width="0.214cm" svg:height="0.104cm" svg:x="24.225cm" svg:y="5.9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draw:type="line" svg:x1="23.3cm" svg:y1="5.923cm" svg:x2="23.383cm" svg:y2="5.923cm" draw:start-shape="id39" draw:start-glue-point="1" draw:end-shape="id40" draw:end-glue-point="3" svg:d="M23300 5923h83" svg:viewBox="0 0 84 1">
            <text:p/>
          </draw:connector>
          <draw:connector draw:style-name="gr28" draw:text-style-name="P17" draw:layer="layout" draw:type="curve" svg:x1="23.599cm" svg:y1="5.923cm" svg:x2="23.864cm" svg:y2="5.775cm" draw:start-shape="id40" draw:start-glue-point="1" draw:end-shape="id41" draw:end-glue-point="3" svg:d="M23599 5923c199 0 67-148 265-148" svg:viewBox="0 0 266 149">
            <text:p/>
          </draw:connector>
          <draw:connector draw:style-name="gr28" draw:text-style-name="P17" draw:layer="layout" draw:type="curve" svg:x1="23.599cm" svg:y1="5.923cm" svg:x2="23.826cm" svg:y2="5.975cm" draw:start-shape="id40" draw:start-glue-point="1" draw:end-shape="id42" draw:end-glue-point="3" svg:d="M23599 5923c171 0 58 52 227 52" svg:viewBox="0 0 228 53">
            <text:p/>
          </draw:connector>
          <draw:connector draw:style-name="gr28" draw:text-style-name="P17" draw:layer="layout" draw:type="line" svg:x1="24.04cm" svg:y1="5.975cm" svg:x2="24.225cm" svg:y2="5.975cm" draw:start-shape="id42" draw:start-glue-point="1" draw:end-shape="id43" draw:end-glue-point="3" svg:d="M24040 5975h185" svg:viewBox="0 0 186 1">
            <text:p/>
          </draw:connector>
        </draw:g>
        <draw:g>
          <draw:custom-shape draw:style-name="gr27" draw:text-style-name="P17" xml:id="id44" draw:id="id44" draw:layer="layout" svg:width="0.215cm" svg:height="0.104cm" svg:x="23.16cm" svg:y="7.0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5" draw:id="id45" draw:layer="layout" svg:width="0.216cm" svg:height="0.104cm" svg:x="23.457cm" svg:y="7.0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6" draw:id="id46" draw:layer="layout" svg:width="0.214cm" svg:height="0.103cm" svg:x="23.939cm" svg:y="6.8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7" draw:id="id47" draw:layer="layout" svg:width="0.215cm" svg:height="0.103cm" svg:x="23.902cm" svg:y="7.0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48" draw:id="id48" draw:layer="layout" svg:width="0.215cm" svg:height="0.103cm" svg:x="24.299cm" svg:y="7.0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draw:type="line" svg:x1="23.375cm" svg:y1="7.074cm" svg:x2="23.457cm" svg:y2="7.074cm" draw:start-shape="id44" draw:start-glue-point="1" draw:end-shape="id45" draw:end-glue-point="3" svg:d="M23375 7074h82" svg:viewBox="0 0 83 1">
            <text:p/>
          </draw:connector>
          <draw:connector draw:style-name="gr28" draw:text-style-name="P17" draw:layer="layout" draw:type="curve" svg:x1="23.673cm" svg:y1="7.074cm" svg:x2="23.939cm" svg:y2="6.926cm" draw:start-shape="id45" draw:start-glue-point="1" draw:end-shape="id46" draw:end-glue-point="3" svg:d="M23673 7074c201 0 68-148 266-148" svg:viewBox="0 0 267 149">
            <text:p/>
          </draw:connector>
          <draw:connector draw:style-name="gr28" draw:text-style-name="P17" draw:layer="layout" draw:type="curve" svg:x1="23.673cm" svg:y1="7.074cm" svg:x2="23.902cm" svg:y2="7.126cm" draw:start-shape="id45" draw:start-glue-point="1" draw:end-shape="id47" draw:end-glue-point="3" svg:d="M23673 7074c172 0 58 52 229 52" svg:viewBox="0 0 230 53">
            <text:p/>
          </draw:connector>
          <draw:connector draw:style-name="gr28" draw:text-style-name="P17" draw:layer="layout" draw:type="line" svg:x1="24.117cm" svg:y1="7.126cm" svg:x2="24.299cm" svg:y2="7.126cm" draw:start-shape="id47" draw:start-glue-point="1" draw:end-shape="id48" draw:end-glue-point="3" svg:d="M24117 7126h182" svg:viewBox="0 0 183 1">
            <text:p/>
          </draw:connector>
        </draw:g>
        <draw:g>
          <draw:custom-shape draw:style-name="gr27" draw:text-style-name="P17" xml:id="id49" draw:id="id49" draw:layer="layout" svg:width="0.215cm" svg:height="0.104cm" svg:x="22.521cm" svg:y="7.9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50" draw:id="id50" draw:layer="layout" svg:width="0.216cm" svg:height="0.104cm" svg:x="22.818cm" svg:y="7.9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51" draw:id="id51" draw:layer="layout" svg:width="0.216cm" svg:height="0.105cm" svg:x="23.299cm" svg:y="7.76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52" draw:id="id52" draw:layer="layout" svg:width="0.215cm" svg:height="0.103cm" svg:x="23.262cm" svg:y="7.9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53" draw:id="id53" draw:layer="layout" svg:width="0.215cm" svg:height="0.103cm" svg:x="23.66cm" svg:y="7.9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7" draw:layer="layout" draw:type="line" svg:x1="22.736cm" svg:y1="7.97cm" svg:x2="22.818cm" svg:y2="7.97cm" draw:start-shape="id49" draw:start-glue-point="1" draw:end-shape="id50" draw:end-glue-point="3" svg:d="M22736 7970h82" svg:viewBox="0 0 83 1">
            <text:p/>
          </draw:connector>
          <draw:connector draw:style-name="gr28" draw:text-style-name="P17" draw:layer="layout" draw:type="curve" svg:x1="23.034cm" svg:y1="7.97cm" svg:x2="23.299cm" svg:y2="7.821cm" draw:start-shape="id50" draw:start-glue-point="1" draw:end-shape="id51" draw:end-glue-point="3" svg:d="M23034 7970c199 0 67-149 265-149" svg:viewBox="0 0 266 150">
            <text:p/>
          </draw:connector>
          <draw:connector draw:style-name="gr28" draw:text-style-name="P17" draw:layer="layout" draw:type="curve" svg:x1="23.034cm" svg:y1="7.97cm" svg:x2="23.262cm" svg:y2="8.021cm" draw:start-shape="id50" draw:start-glue-point="1" draw:end-shape="id52" draw:end-glue-point="3" svg:d="M23034 7970c171 0 57 51 228 51" svg:viewBox="0 0 229 52">
            <text:p/>
          </draw:connector>
          <draw:connector draw:style-name="gr28" draw:text-style-name="P17" draw:layer="layout" draw:type="line" svg:x1="23.477cm" svg:y1="8.021cm" svg:x2="23.66cm" svg:y2="8.021cm" draw:start-shape="id52" draw:start-glue-point="1" draw:end-shape="id53" draw:end-glue-point="3" svg:d="M23477 8021h183" svg:viewBox="0 0 184 1">
            <text:p/>
          </draw:connector>
        </draw:g>
        <draw:custom-shape draw:style-name="gr20" draw:text-style-name="P1" draw:layer="layout" svg:width="0.6cm" svg:height="0.6cm" svg:x="18.8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8.1cm" svg:y1="7.5cm" svg:x2="18.802cm" svg:y2="7.5cm">
          <text:p/>
        </draw:lin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29" draw:text-style-name="P1" draw:layer="layout" svg:width="4.8cm" svg:height="1.793cm" svg:x="10.6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0.6cm" svg:y1="3.864cm" svg:x2="15.4cm" svg:y2="3.864cm">
            <text:p/>
          </draw:line>
          <draw:custom-shape draw:style-name="gr30" draw:text-style-name="P18" draw:layer="layout" svg:width="0.713cm" svg:height="0.616cm" svg:x="10.957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714cm" svg:height="0.616cm" svg:x="14.265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95cm" svg:height="0.112cm" svg:x="14.427cm" svg:y="4.032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4.492cm" svg:y1="2.8cm" svg:x2="14.492cm" svg:y2="3.528cm">
            <text:p/>
          </draw:line>
          <draw:line draw:style-name="gr32" draw:text-style-name="P2" draw:layer="layout" svg:x1="15.076cm" svg:y1="3.864cm" svg:x2="14.492cm" svg:y2="3.528cm">
            <text:p/>
          </draw:line>
          <draw:line draw:style-name="gr32" draw:text-style-name="P2" draw:layer="layout" svg:x1="14.492cm" svg:y1="3.528cm" svg:x2="10.6cm" svg:y2="3.528cm">
            <text:p/>
          </draw:line>
          <draw:line draw:style-name="gr32" draw:text-style-name="P2" draw:layer="layout" svg:x1="11.346cm" svg:y1="2.8cm" svg:x2="11.346cm" svg:y2="3.528cm">
            <text:p/>
          </draw:line>
          <draw:line draw:style-name="gr32" draw:text-style-name="P2" draw:layer="layout" svg:x1="12.059cm" svg:y1="2.8cm" svg:x2="12.059cm" svg:y2="3.528cm">
            <text:p/>
          </draw:line>
          <draw:line draw:style-name="gr32" draw:text-style-name="P2" draw:layer="layout" svg:x1="12.708cm" svg:y1="2.8cm" svg:x2="12.708cm" svg:y2="3.528cm">
            <text:p/>
          </draw:line>
          <draw:line draw:style-name="gr32" draw:text-style-name="P2" draw:layer="layout" svg:x1="13.389cm" svg:y1="2.8cm" svg:x2="13.389cm" svg:y2="3.528cm">
            <text:p/>
          </draw:line>
          <draw:custom-shape draw:style-name="gr33" draw:text-style-name="P3" draw:layer="layout" svg:width="0.259cm" svg:height="0.112cm" svg:x="10.6cm" svg:y="4.03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325cm" svg:height="0.28cm" svg:x="11.151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8" draw:layer="layout" svg:width="0.324cm" svg:height="0.28cm" svg:x="14.46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4.8cm" svg:height="1.793cm" svg:x="15.401cm" svg:y="7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5.401cm" svg:y1="8.865cm" svg:x2="20.201cm" svg:y2="8.865cm">
            <text:p/>
          </draw:line>
          <draw:custom-shape draw:style-name="gr30" draw:text-style-name="P18" draw:layer="layout" svg:width="0.713cm" svg:height="0.616cm" svg:x="15.758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714cm" svg:height="0.616cm" svg:x="19.066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95cm" svg:height="0.112cm" svg:x="19.228cm" svg:y="9.033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9.293cm" svg:y1="7.801cm" svg:x2="19.293cm" svg:y2="8.529cm">
            <text:p/>
          </draw:line>
          <draw:line draw:style-name="gr32" draw:text-style-name="P2" draw:layer="layout" svg:x1="19.877cm" svg:y1="8.865cm" svg:x2="19.293cm" svg:y2="8.529cm">
            <text:p/>
          </draw:line>
          <draw:line draw:style-name="gr32" draw:text-style-name="P2" draw:layer="layout" svg:x1="19.293cm" svg:y1="8.529cm" svg:x2="15.401cm" svg:y2="8.529cm">
            <text:p/>
          </draw:line>
          <draw:line draw:style-name="gr32" draw:text-style-name="P2" draw:layer="layout" svg:x1="16.147cm" svg:y1="7.801cm" svg:x2="16.147cm" svg:y2="8.529cm">
            <text:p/>
          </draw:line>
          <draw:line draw:style-name="gr32" draw:text-style-name="P2" draw:layer="layout" svg:x1="16.86cm" svg:y1="7.801cm" svg:x2="16.86cm" svg:y2="8.529cm">
            <text:p/>
          </draw:line>
          <draw:line draw:style-name="gr32" draw:text-style-name="P2" draw:layer="layout" svg:x1="17.509cm" svg:y1="7.801cm" svg:x2="17.509cm" svg:y2="8.529cm">
            <text:p/>
          </draw:line>
          <draw:line draw:style-name="gr32" draw:text-style-name="P2" draw:layer="layout" svg:x1="18.19cm" svg:y1="7.801cm" svg:x2="18.19cm" svg:y2="8.529cm">
            <text:p/>
          </draw:line>
          <draw:custom-shape draw:style-name="gr33" draw:text-style-name="P3" draw:layer="layout" svg:width="0.259cm" svg:height="0.112cm" svg:x="15.401cm" svg:y="9.03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325cm" svg:height="0.28cm" svg:x="15.952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8" draw:layer="layout" svg:width="0.324cm" svg:height="0.28cm" svg:x="19.261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4.8cm" svg:height="1.793cm" svg:x="21.002cm" svg:y="7.9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21.002cm" svg:y1="8.966cm" svg:x2="25.802cm" svg:y2="8.966cm">
            <text:p/>
          </draw:line>
          <draw:custom-shape draw:style-name="gr30" draw:text-style-name="P18" draw:layer="layout" svg:width="0.713cm" svg:height="0.616cm" svg:x="21.359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8" draw:layer="layout" svg:width="0.714cm" svg:height="0.616cm" svg:x="24.667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95cm" svg:height="0.112cm" svg:x="24.829cm" svg:y="9.134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24.894cm" svg:y1="7.902cm" svg:x2="24.894cm" svg:y2="8.63cm">
            <text:p/>
          </draw:line>
          <draw:line draw:style-name="gr32" draw:text-style-name="P2" draw:layer="layout" svg:x1="25.478cm" svg:y1="8.966cm" svg:x2="24.894cm" svg:y2="8.63cm">
            <text:p/>
          </draw:line>
          <draw:line draw:style-name="gr32" draw:text-style-name="P2" draw:layer="layout" svg:x1="24.894cm" svg:y1="8.63cm" svg:x2="21.002cm" svg:y2="8.63cm">
            <text:p/>
          </draw:line>
          <draw:line draw:style-name="gr32" draw:text-style-name="P2" draw:layer="layout" svg:x1="21.748cm" svg:y1="7.902cm" svg:x2="21.748cm" svg:y2="8.63cm">
            <text:p/>
          </draw:line>
          <draw:line draw:style-name="gr32" draw:text-style-name="P2" draw:layer="layout" svg:x1="22.461cm" svg:y1="7.902cm" svg:x2="22.461cm" svg:y2="8.63cm">
            <text:p/>
          </draw:line>
          <draw:line draw:style-name="gr32" draw:text-style-name="P2" draw:layer="layout" svg:x1="23.11cm" svg:y1="7.902cm" svg:x2="23.11cm" svg:y2="8.63cm">
            <text:p/>
          </draw:line>
          <draw:line draw:style-name="gr32" draw:text-style-name="P2" draw:layer="layout" svg:x1="23.791cm" svg:y1="7.902cm" svg:x2="23.791cm" svg:y2="8.63cm">
            <text:p/>
          </draw:line>
          <draw:custom-shape draw:style-name="gr33" draw:text-style-name="P3" draw:layer="layout" svg:width="0.259cm" svg:height="0.112cm" svg:x="21.002cm" svg:y="9.13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0.325cm" svg:height="0.28cm" svg:x="21.553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8" draw:layer="layout" svg:width="0.324cm" svg:height="0.28cm" svg:x="24.862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1" draw:layer="layout" svg:width="4.748cm" svg:height="1.759cm" svg:x="3.353cm" svg:y="7.84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3.351cm" svg:y1="8.887cm" svg:x2="8.101cm" svg:y2="8.887cm">
            <text:p/>
          </draw:line>
          <draw:custom-shape draw:style-name="gr36" draw:text-style-name="P18" draw:layer="layout" svg:width="0.698cm" svg:height="0.615cm" svg:x="3.703cm" svg:y="9.2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6" draw:text-style-name="P18" draw:layer="layout" svg:width="0.716cm" svg:height="0.615cm" svg:x="6.973cm" svg:y="9.2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1" draw:text-style-name="P19" draw:layer="layout" svg:width="0.191cm" svg:height="0.142cm" svg:x="7.148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2" draw:layer="layout" svg:x1="7.202cm" svg:y1="7.837cm" svg:x2="7.202cm" svg:y2="8.555cm">
            <text:p/>
          </draw:line>
          <draw:line draw:style-name="gr32" draw:text-style-name="P2" draw:layer="layout" svg:x1="7.78cm" svg:y1="8.888cm" svg:x2="7.202cm" svg:y2="8.556cm">
            <text:p/>
          </draw:line>
          <draw:line draw:style-name="gr32" draw:text-style-name="P2" draw:layer="layout" svg:x1="7.202cm" svg:y1="8.556cm" svg:x2="3.351cm" svg:y2="8.556cm">
            <text:p/>
          </draw:line>
          <draw:line draw:style-name="gr32" draw:text-style-name="P2" draw:layer="layout" svg:x1="4.089cm" svg:y1="7.837cm" svg:x2="4.089cm" svg:y2="8.555cm">
            <text:p/>
          </draw:line>
          <draw:line draw:style-name="gr32" draw:text-style-name="P2" draw:layer="layout" svg:x1="4.795cm" svg:y1="7.837cm" svg:x2="4.795cm" svg:y2="8.555cm">
            <text:p/>
          </draw:line>
          <draw:line draw:style-name="gr32" draw:text-style-name="P2" draw:layer="layout" svg:x1="5.437cm" svg:y1="7.837cm" svg:x2="5.437cm" svg:y2="8.555cm">
            <text:p/>
          </draw:line>
          <draw:line draw:style-name="gr32" draw:text-style-name="P2" draw:layer="layout" svg:x1="6.111cm" svg:y1="7.837cm" svg:x2="6.111cm" svg:y2="8.555cm">
            <text:p/>
          </draw:line>
          <draw:custom-shape draw:style-name="gr33" draw:text-style-name="P3" draw:layer="layout" svg:width="0.254cm" svg:height="0.142cm" svg:x="3.353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8" draw:layer="layout" svg:width="0.318cm" svg:height="0.284cm" svg:x="3.893cm" svg:y="9.4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4" draw:text-style-name="P18" draw:layer="layout" svg:width="0.333cm" svg:height="0.284cm" svg:x="7.165cm" svg:y="9.4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7" draw:text-style-name="P18" draw:layer="layout" svg:width="4.646cm" svg:height="0.462cm" svg:x="3.352cm" svg:y="7.38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8" draw:layer="layout" svg:width="4.646cm" svg:height="0.782cm" svg:x="3.301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4.089cm" svg:y1="6.6cm" svg:x2="4.089cm" svg:y2="7.368cm">
            <text:p/>
          </draw:line>
          <draw:line draw:style-name="gr32" draw:text-style-name="P2" draw:layer="layout" svg:x1="4.782cm" svg:y1="6.6cm" svg:x2="4.782cm" svg:y2="7.368cm">
            <text:p/>
          </draw:line>
          <draw:line draw:style-name="gr32" draw:text-style-name="P2" draw:layer="layout" svg:x1="5.425cm" svg:y1="6.601cm" svg:x2="5.425cm" svg:y2="7.369cm">
            <text:p/>
          </draw:line>
          <draw:line draw:style-name="gr32" draw:text-style-name="P2" draw:layer="layout" svg:x1="6.068cm" svg:y1="6.601cm" svg:x2="6.068cm" svg:y2="7.369cm">
            <text:p/>
          </draw:line>
          <draw:line draw:style-name="gr32" draw:text-style-name="P2" draw:layer="layout" svg:x1="7.157cm" svg:y1="6.602cm" svg:x2="7.157cm" svg:y2="7.37cm">
            <text:p/>
          </draw:line>
        </draw:g>
        <draw:frame draw:style-name="gr39" draw:text-style-name="P6" draw:layer="layout" svg:width="4.6cm" svg:height="1.673cm" svg:x="3.4cm" svg:y="10.5cm">
          <draw:text-box>
            <text:p text:style-name="P5">Vertical scalability</text:p>
          </draw:text-box>
        </draw:frame>
        <draw:frame draw:style-name="gr39" draw:text-style-name="P6" draw:layer="layout" svg:width="4.6cm" svg:height="1.673cm" svg:x="18.3cm" svg:y="10.501cm">
          <draw:text-box>
            <text:p text:style-name="P5">Horizontal scalability</text:p>
          </draw:text-box>
        </draw:fram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0" draw:text-style-name="P5" draw:layer="layout" svg:width="20.372cm" svg:height="8.651cm" svg:x="3.894cm" svg:y="3.611cm">
          <draw:image xlink:href="Pictures/1000020100000302000001479E559B11C568F308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charles </meta:initial-creator>
    <meta:creation-date>2019-09-06T14:21:41.401166676</meta:creation-date>
    <dc:date>2019-09-06T21:56:18.092950908</dc:date>
    <dc:creator>charles </dc:creator>
    <meta:editing-duration>PT2H58M2S</meta:editing-duration>
    <meta:editing-cycles>3</meta:editing-cycles>
    <meta:generator>LibreOffice/6.3.0.4$Linux_X86_64 LibreOffice_project/714e3e990d6aa57321bebab01999254e7bc38485</meta:generator>
    <meta:document-statistic meta:object-count="271"/>
  </office:meta>
</office:document-meta>
</file>